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14pt" officeooo:rsid="0018e6e2" officeooo:paragraph-rsid="0018e6e2" style:font-size-asian="12.25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fo:font-size="12pt" officeooo:rsid="0018e6e2" officeooo:paragraph-rsid="0018e6e2" style:font-size-asian="12pt" style:font-size-complex="12pt"/>
    </style:style>
    <style:style style:name="P3" style:family="paragraph" style:parent-style-name="Standard">
      <style:paragraph-properties fo:line-height="115%" fo:text-align="start" style:justify-single-word="false"/>
      <style:text-properties fo:font-size="12pt" officeooo:rsid="0018e6e2" officeooo:paragraph-rsid="001b71ae" style:font-size-asian="12pt" style:font-size-complex="12pt"/>
    </style:style>
    <style:style style:name="P4" style:family="paragraph" style:parent-style-name="Standard">
      <style:paragraph-properties fo:line-height="115%" fo:text-align="start" style:justify-single-word="false"/>
      <style:text-properties fo:font-size="12pt" officeooo:rsid="001b71ae" officeooo:paragraph-rsid="001b71ae" style:font-size-asian="12pt" style:font-size-complex="12pt"/>
    </style:style>
    <style:style style:name="P5" style:family="paragraph" style:parent-style-name="Standard">
      <style:paragraph-properties fo:line-height="115%" fo:text-align="start" style:justify-single-word="false" fo:break-before="page"/>
      <style:text-properties fo:font-size="12pt" officeooo:rsid="001b71ae" officeooo:paragraph-rsid="001b71ae" style:font-size-asian="12pt" style:font-size-complex="12pt"/>
    </style:style>
    <style:style style:name="T1" style:family="text">
      <style:text-properties officeooo:rsid="001b71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wer Law</text:span> Analysis for Simulated Data Cube Analysis</text:p>
      <text:p text:style-name="P4"><text:tab/>The spatial power spectrum is found by taking the fourier transform of an image and then squaring it </text:p>
      <text:p text:style-name="P5">1D power law moment 0 w/ 100 pixels: -5.447600811065287 +- 0.9411145316415065</text:p>
      <text:p text:style-name="P4">1D power law moment 0 w/ 150 pixels: -5.053767729422777 +- 0.7221246353690812</text:p>
      <text:p text:style-name="P4">1D power law moment 0 w/ 200 pixels: -5.593612603862589 +- 0.682381943565863</text:p>
      <text:p text:style-name="P4">1D power law moment 0 w/ 250 pixels: -5.44267625507173 +- 0.7218770193985575</text:p>
      <text:p text:style-name="P4">1D power law moment 0 w/ 300 pixels: -5.427039985547951 +- 0.748834954997439</text:p>
      <text:p text:style-name="P4">1D power law moment 0 w/ 350 pixels: -5.820290211365062 +- 0.7180401959695989</text:p>
      <text:p text:style-name="P4">1D power law moment 0 w/ 50 pixels: -6.1445186392588305 +- 0.7714837291909928</text:p>
      <text:p text:style-name="P4"/>
      <text:p text:style-name="P4">2D power law moment 0 w/ 100 pixels: -7.217446423536999 +- 0.11846728134970252</text:p>
      <text:p text:style-name="P4">2D power law moment 0 w/ 150 pixels: -5.786676796887969 +- 0.11390104481679231</text:p>
      <text:p text:style-name="P4">2D power law moment 0 w/ 200 pixels: -6.957129190086382 +- 0.13273583870054306</text:p>
      <text:p text:style-name="P4">2D power law moment 0 w/ 250 pixels: -6.562444564051002 +- 0.15474637600499452</text:p>
      <text:p text:style-name="P4">2D power law moment 0 w/ 300 pixels: -6.886149891077822 +- 0.14143086398764382</text:p>
      <text:p text:style-name="P4">2D power law moment 0 w/ 350 pixels: -6.882031845038372 +- 0.14824201056141373</text:p>
      <text:p text:style-name="P4">2D power law moment 0 w/ 50 pixels: -7.120960459523766 +- 0.14279526981303725</text:p>
      <text:p text:style-name="P4"/>
      <text:p text:style-name="P4">1D power law moment 1 w/ 100 pixels: -1.302477844250725 +- 0.2424569509933876</text:p>
      <text:p text:style-name="P4">1D power law moment 1 w/ 150 pixels: -1.0772043936544602 +- 0.2583705728286567</text:p>
      <text:p text:style-name="P4">1D power law moment 1 w/ 200 pixels: -1.723763091970584 +- 0.18211837459898955</text:p>
      <text:p text:style-name="P4">1D power law moment 1 w/ 250 pixels: -1.4980728082219206 +- 0.3190553598993497</text:p>
      <text:p text:style-name="P4">1D power law moment 1 w/ 300 pixels: -1.114442339789509 +- 0.20204196313532993</text:p>
      <text:p text:style-name="P4">1D power law moment 1 w/ 350 pixels: -1.3936493694194496 +- 0.2589355481889243</text:p>
      <text:p text:style-name="P4">1D power law moment 1 w/ 50 pixels: -1.1259601383897344 +- 0.4460256854344689</text:p>
      <text:p text:style-name="P4"/>
      <text:p text:style-name="P4">2D power law moment 1 w/ 100 pixels: -1.8589513010446868 +- 0.1366479998262291</text:p>
      <text:p text:style-name="P4">2D power law moment 1 w/ 150 pixels: -1.383293681420426 +- 0.16829974717478924</text:p>
      <text:p text:style-name="P4">2D power law moment 1 w/ 200 pixels: -2.092123377384863 +- 0.15776776564727168</text:p>
      <text:p text:style-name="P4">2D power law moment 1 w/ 250 pixels: -1.6167266509266116 +- 0.14024420364126222</text:p>
      <text:p text:style-name="P4">2D power law moment 1 w/ 300 pixels: -1.3479380301245028 +- 0.15598952548903633</text:p>
      <text:p text:style-name="P4">2D power law moment 1 w/ 350 pixels: -1.6415055015516993 +- 0.12795954016915578</text:p>
      <text:p text:style-name="P4">2D power law moment 1 w/ 50 pixels: -1.4165433214916012 +- 0.13743931686529998</text:p>
      <text:p text:style-name="P4"/>
      <text:p text:style-name="P4">1D power law moment 2 w/ 100 pixels: -2.330418759212902 +- 0.43395163798932457</text:p>
      <text:p text:style-name="P4">1D power law moment 2 w/ 150 pixels: -2.354553575269656 +- 0.4134649762923451</text:p>
      <text:p text:style-name="P4">1D power law moment 2 w/ 200 pixels: -2.2758716821649756 +- 0.3420810374822806</text:p>
      <text:p text:style-name="P4">1D power law moment 2 w/ 250 pixels: -2.406458436597001 +- 0.10311002917337364</text:p>
      <text:p text:style-name="P4">1D power law moment 2 w/ 300 pixels: -2.2705184060844275 +- 0.23857891175736487</text:p>
      <text:p text:style-name="P4">1D power law moment 2 w/ 350 pixels: -2.3604690168809963 +- 0.4108107338021432</text:p>
      <text:p text:style-name="P4">1D power law moment 2 w/ 50 pixels: -2.2071641519908765 +- 0.4655008120396401</text:p>
      <text:p text:style-name="P4"/>
      <text:p text:style-name="P4">2D power law moment 2 w/ 100 pixels: -2.6126276842708083 +- 0.1738323131448527</text:p>
      <text:p text:style-name="P4">2D power law moment 2 w/ 150 pixels: -2.7614560568266215 +- 0.15893612643711763</text:p>
      <text:p text:style-name="P4"><text:soft-page-break/>2D power law moment 2 w/ 200 pixels: -2.6114326372913683 +- 0.17730528647849741</text:p>
      <text:p text:style-name="P4">2D power law moment 2 w/ 250 pixels: -2.512627268323087 +- 0.11027239034113623</text:p>
      <text:p text:style-name="P4">2D power law moment 2 w/ 300 pixels: -2.589101005594608 +- 0.1486485283512906</text:p>
      <text:p text:style-name="P4">2D power law moment 2 w/ 350 pixels: -2.44273663464469 +- 0.15110506811541047</text:p>
      <text:p text:style-name="P4">2D power law moment 2 w/ 50 pixels: -2.7822927748169137 +- 0.159280995647179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2:47:14.272336790</meta:creation-date>
    <dc:date>2024-11-03T16:58:27.708806457</dc:date>
    <meta:editing-duration>PT1H17M26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3" meta:paragraph-count="44" meta:word-count="488" meta:character-count="3417" meta:non-whitespace-character-count="2971"/>
  </office:meta>
</office:document-meta>
</file>